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585d07"/>
    </style:style>
    <style:style style:name="T8" style:family="text">
      <style:text-properties officeooo:rsid="0358d18a"/>
    </style:style>
    <style:style style:name="T9" style:family="text">
      <style:text-properties officeooo:rsid="035a66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6">Esser-</text:span>Skala, 201<text:span text:style-name="T8">9</text:span></text:p>
      <text:p text:style-name="P5"/>
      <text:p text:style-name="P5"/>
      <text:p text:style-name="P3">© 201<text:span text:style-name="T8">9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9">September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5T20:26:59.589099388</dc:date>
    <dc:creator>Wolfgang Skala</dc:creator>
    <meta:editing-duration>P9DT4H50M6S</meta:editing-duration>
    <meta:editing-cycles>777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5" meta:non-whitespace-character-count="389"/>
  </office:meta>
</office:document-meta>
</file>